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2" draw:name="Объект12" text:anchor-type="as-char" svg:width="3.531cm" svg:height="1.18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><draw:frame draw:style-name="fr2" draw:name="Объект11" text:anchor-type="as-char" svg:width="2.716cm" svg:height="1.124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<draw:frame draw:style-name="fr2" draw:name="Объект7" text:anchor-type="as-char" svg:width="3.246cm" svg:height="1.228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Объект1" text:anchor-type="as-char" svg:width="4.867cm" svg:height="1.219cm" draw:z-index="0"><draw:object xlink:href="./Object 2" xlink:type="simple" xlink:show="embed" xlink:actuate="onLoad"/><draw:image xlink:href="./ObjectReplacements/Object 2" xlink:type="simple" xlink:show="embed" xlink:actuate="onLoad"/></draw:frame><text:tab/><text:tab/><text:span text:style-name="T1">(1)</text:span></text:p>
      <text:p text:style-name="P1"/>
      <text:p text:style-name="Standard"><text:span text:style-name="T1"><draw:frame draw:style-name="fr1" draw:name="Объект2" text:anchor-type="as-char" svg:width="1.6cm" svg:height="0.529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text:tab/><text:tab/><text:tab/><text:tab/>(2)</text:span></text:p>
      <text:p text:style-name="Standard"><text:span text:style-name="T1"/></text:p>
      <text:p text:style-name="Standard"><text:span text:style-name="T1"><draw:frame draw:style-name="fr1" draw:name="Объект3" text:anchor-type="as-char" svg:width="1.744cm" svg:height="1.01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text:tab/><text:tab/>(3)</text:span></text:p>
      <text:p text:style-name="Standard"><text:span text:style-name="T1"><draw:frame draw:style-name="fr2" draw:name="Объект16" text:anchor-type="as-char" svg:width="1.937cm" svg:height="0.529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Standard"><text:span text:style-name="T1"/></text:p>
      <text:p text:style-name="Standard"><text:span text:style-name="T1"><draw:frame draw:style-name="fr1" draw:name="Объект4" text:anchor-type="as-char" svg:width="2.76cm" svg:height="0.52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tab/><text:tab/><text:tab/><text:tab/>(4)</text:span></text:p>
      <text:p text:style-name="Standard"><text:span text:style-name="T1"><draw:frame draw:style-name="fr2" draw:name="Объект14" text:anchor-type="as-char" svg:width="1.849cm" svg:height="1.06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Standard"><text:span text:style-name="T1"/></text:p>
      <text:p text:style-name="Standard"><text:span text:style-name="T1"><draw:frame draw:style-name="fr1" draw:name="Объект5" text:anchor-type="as-char" svg:width="2.618cm" svg:height="1.044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<text:tab/><text:tab/><text:tab/><text:tab/>(5)</text:span></text:p>
      <text:p text:style-name="Standard"><text:span text:style-name="T1"/></text:p>
      <text:p text:style-name="Standard"><text:span text:style-name="T1"><draw:frame draw:style-name="fr2" draw:name="Объект13" text:anchor-type="as-char" svg:width="2.619cm" svg:height="1.085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Standard"><text:span text:style-name="T1"/></text:p>
      <text:p text:style-name="Standard"><draw:frame draw:style-name="fr2" draw:name="Объект6" text:anchor-type="as-char" svg:width="1.893cm" svg:height="0.531cm" draw:z-index="7"><draw:object xlink:href="./Object 6" xlink:type="simple" xlink:show="embed" xlink:actuate="onLoad"/><draw:image xlink:href="./ObjectReplacements/Object 6" xlink:type="simple" xlink:show="embed" xlink:actuate="onLoad"/></draw:frame><text:span text:style-name="T1"><text:tab/><text:tab/><text:tab/><text:tab/><text:tab/>(6)</text:span></text:p>
      <text:p text:style-name="Standard"><text:span text:style-name="T1"/></text:p>
      <text:p text:style-name="Standard"><text:span text:style-name="T1"><draw:frame draw:style-name="fr2" draw:name="Объект10" text:anchor-type="as-char" svg:width="2.413cm" svg:height="0.529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text:tab/><text:tab/><text:tab/><text:tab/>(7)</text:span></text:p>
      <text:p text:style-name="Standard"><text:span text:style-name="T1"/></text:p>
      <text:p text:style-name="Standard"><text:span text:style-name="T1"><draw:frame draw:style-name="fr2" draw:name="Объект8" text:anchor-type="as-char" svg:width="1.736cm" svg:height="0.529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1"><text:tab/><text:tab/><text:tab/><text:tab/><text:tab/>(8)</text:span></text:p>
      <text:p text:style-name="Standard"><text:span text:style-name="T1"/></text:p>
      <text:p text:style-name="Standard"><text:span text:style-name="T1"><draw:frame draw:style-name="fr2" draw:name="Объект9" text:anchor-type="as-char" svg:width="4.664cm" svg:height="0.584cm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1"><text:tab/><text:tab/>(9)</text:span></text:p>
      <text:p text:style-name="Standard"><text:span text:style-name="T1"><draw:frame draw:style-name="fr2" draw:name="Объект15" text:anchor-type="as-char" svg:width="3.558cm" svg:height="1.124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8T13:44:28.42</meta:creation-date>
    <dc:date>2010-08-18T19:05:22.76</dc:date>
    <meta:editing-duration>PT04H12M29S</meta:editing-duration>
    <meta:editing-cycles>3</meta:editing-cycles>
    <meta:generator>OpenOffice.org/3.0$Win32 OpenOffice.org_project/300m15$Build-9379</meta:generator>
    <meta:document-statistic meta:table-count="0" meta:image-count="0" meta:object-count="16" meta:page-count="1" meta:paragraph-count="16" meta:word-count="9" meta:character-count="7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 math:fontstyle="italic">cake</math:mi>
      </math:msub>
      <math:mo math:stretchy="false">=</math:mo>
      <math:msub>
        <math:mi>h</math:mi>
        <math:mi>c</math:mi>
      </math:msub>
    </math:mrow>
    <math:annotation math:encoding="StarMath 5.0">v_cake = h_c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i math:fontstyle="italic">sus</math:mi>
        </math:msub>
        <math:mo math:stretchy="false">=</math:mo>
        <math:msub>
          <math:mi>v</math:mi>
          <math:mi math:fontstyle="italic">sus</math:mi>
        </math:msub>
      </math:mrow>
      <math:msub>
        <math:mo math:stretchy="false">ρ</math:mo>
        <math:mi math:fontstyle="italic">sus</math:mi>
      </math:msub>
    </math:mrow>
    <math:annotation math:encoding="StarMath 5.0">m_sus = v_sus %rho_sus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κ</math:mo>
      <math:mo math:stretchy="false">=</math:mo>
      <math:mfrac>
        <math:msub>
          <math:mi>c</math:mi>
          <math:mi>v</math:mi>
        </math:msub>
        <math:mrow>
          <math:mrow>
            <math:mn>1</math:mn>
            <math:mo math:stretchy="false">−</math:mo>
            <math:mo math:stretchy="false">e</math:mo>
          </math:mrow>
          <math:mo math:stretchy="false">−</math:mo>
          <math:msub>
            <math:mi>c</math:mi>
            <math:mi>v</math:mi>
          </math:msub>
        </math:mrow>
      </math:mfrac>
    </math:mrow>
    <math:annotation math:encoding="StarMath 5.0">%kappa = c_v over {1 - %eps - c_v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e</math:mo>
        <math:mo math:stretchy="false">=</math:mo>
        <math:msub>
          <math:mo math:stretchy="false">e</math:mo>
          <math:mn>0</math:mn>
        </math:msub>
      </math:mrow>
      <math:msup>
        <math:mfenced math:open="" math:close="">
          <math:mfrac>
            <math:msub>
              <math:mo math:stretchy="false">Δ</math:mo>
              <math:mi>P</math:mi>
            </math:msub>
            <math:mn>1bar</math:mn>
          </math:mfrac>
        </math:mfenced>
        <math:mrow>
          <math:mo math:stretchy="false">−</math:mo>
          <math:mi math:fontstyle="italic">ne</math:mi>
        </math:mrow>
      </math:msup>
    </math:mrow>
    <math:annotation math:encoding="StarMath 5.0">%eps = %eps_0 {left( %DELTA_P over 1bar right)}^{-ne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i math:fontstyle="italic">sus</math:mi>
        </math:msub>
        <math:mo math:stretchy="false">=</math:mo>
        <math:msub>
          <math:mi>v</math:mi>
          <math:mi>s</math:mi>
        </math:msub>
      </math:mrow>
      <math:mfrac>
        <math:msub>
          <math:mo math:stretchy="false">ρ</math:mo>
          <math:mi>s</math:mi>
        </math:msub>
        <math:mrow>
          <math:msub>
            <math:mo math:stretchy="false">ρ</math:mo>
            <math:mi math:fontstyle="italic">sus</math:mi>
          </math:msub>
          <math:msub>
            <math:mi>c</math:mi>
            <math:mi>m</math:mi>
          </math:msub>
        </math:mrow>
      </math:mfrac>
    </math:mrow>
    <math:annotation math:encoding="StarMath 5.0">v_sus = v_s %rho_s over {%rho_sus c_m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f</math:mi>
      </math:msub>
      <math:mo math:stretchy="false">=</math:mo>
      <math:mfrac>
        <math:msub>
          <math:mi>v</math:mi>
          <math:mi math:fontstyle="italic">sus</math:mi>
        </math:msub>
        <math:mrow>
          <math:mn>1</math:mn>
          <math:mo math:stretchy="false">+</math:mo>
          <math:mo math:stretchy="false">κ</math:mo>
        </math:mrow>
      </math:mfrac>
    </math:mrow>
    <math:annotation math:encoding="StarMath 5.0">v_f = v_sus over {1 + %kappa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f</math:mi>
      </math:msub>
      <math:mo math:stretchy="false">=</math:mo>
      <math:mfrac>
        <math:msub>
          <math:mi>m</math:mi>
          <math:mi math:fontstyle="italic">cake</math:mi>
        </math:msub>
        <math:mrow>
          <math:mrow>
            <math:mo math:stretchy="false">(</math:mo>
            <math:mrow>
              <math:mn>1</math:mn>
              <math:mo math:stretchy="false">+</math:mo>
              <math:mo math:stretchy="false">κ</math:mo>
            </math:mrow>
            <math:mo math:stretchy="false">)</math:mo>
          </math:mrow>
          <math:mrow>
            <math:msub>
              <math:mo math:stretchy="false">ρ</math:mo>
              <math:mi math:fontstyle="italic">sus</math:mi>
            </math:msub>
            <math:mo math:stretchy="false">−</math:mo>
            <math:msub>
              <math:mo math:stretchy="false">ρ</math:mo>
              <math:mi>f</math:mi>
            </math:msub>
          </math:mrow>
        </math:mrow>
      </math:mfrac>
    </math:mrow>
    <math:annotation math:encoding="StarMath 5.0">v_f = m_cake over {(1 + %kappa) %rho_sus - %rho_f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i math:fontstyle="italic">cake</math:mi>
        </math:msub>
        <math:mo math:stretchy="false">=</math:mo>
        <math:msub>
          <math:mi>v</math:mi>
          <math:mi>f</math:mi>
        </math:msub>
      </math:mrow>
      <math:mo math:stretchy="false">κ</math:mo>
    </math:mrow>
    <math:annotation math:encoding="StarMath 5.0">v_cake = v_f %kapp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>c</math:mi>
      </math:msub>
      <math:mo math:stretchy="false">=</math:mo>
      <math:mrow>
        <math:msqrt>
          <math:mrow>
            <math:msubsup>
              <math:mi>h</math:mi>
              <math:mi math:fontstyle="italic">ce</math:mi>
              <math:mn>2</math:mn>
            </math:msubsup>
            <math:mo math:stretchy="false">+</math:mo>
            <math:mfrac>
              <math:mrow>
                <math:mn>2</math:mn>
                <math:mi math:fontstyle="italic">Pc</math:mi>
                <math:mo math:stretchy="false">κ</math:mo>
                <math:msub>
                  <math:mo math:stretchy="false">Δ</math:mo>
                  <math:mi>P</math:mi>
                </math:msub>
                <math:msub>
                  <math:mi>t</math:mi>
                  <math:mi>f</math:mi>
                </math:msub>
              </math:mrow>
              <math:msub>
                <math:mo math:stretchy="false">η</math:mo>
                <math:mi>f</math:mi>
              </math:msub>
            </math:mfrac>
          </math:mrow>
        </math:msqrt>
        <math:mo math:stretchy="false">−</math:mo>
        <math:msub>
          <math:mi>h</math:mi>
          <math:mi math:fontstyle="italic">ce</math:mi>
        </math:msub>
      </math:mrow>
    </math:mrow>
    <math:annotation math:encoding="StarMath 5.0">h_c = sqrt{h_ce^2 + {2 Pc %kappa %DELTA_P t_f } over {%eta_f} } - h_ce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f</math:mi>
      </math:msub>
      <math:mo math:stretchy="false">=</math:mo>
      <math:mfrac>
        <math:msub>
          <math:mi>v</math:mi>
          <math:mi math:fontstyle="italic">cake</math:mi>
        </math:msub>
        <math:mo math:stretchy="false">κ</math:mo>
      </math:mfrac>
    </math:mrow>
    <math:annotation math:encoding="StarMath 5.0">v_f = v_cake over %kapp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 math:fontstyle="italic">sus</math:mi>
      </math:msub>
      <math:mo math:stretchy="false">=</math:mo>
      <math:mrow>
        <math:msub>
          <math:mi>v</math:mi>
          <math:mi>f</math:mi>
        </math:msub>
        <math:mo math:stretchy="false">⋅</math:mo>
        <math:mrow>
          <math:mo math:stretchy="false">(</math:mo>
          <math:mrow>
            <math:mn>1</math:mn>
            <math:mo math:stretchy="false">+</math:mo>
            <math:mo math:stretchy="false">κ</math:mo>
          </math:mrow>
          <math:mo math:stretchy="false">)</math:mo>
        </math:mrow>
      </math:mrow>
    </math:mrow>
    <math:annotation math:encoding="StarMath 5.0">v_sus = v_f cdot (1 + %kappa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i>s</math:mi>
        </math:msub>
        <math:mo math:stretchy="false">=</math:mo>
        <math:msub>
          <math:mi>v</math:mi>
          <math:mi math:fontstyle="italic">sus</math:mi>
        </math:msub>
      </math:mrow>
      <math:mfrac>
        <math:msub>
          <math:mo math:stretchy="false">ρ</math:mo>
          <math:mi math:fontstyle="italic">sus</math:mi>
        </math:msub>
        <math:msub>
          <math:mo math:stretchy="false">ρ</math:mo>
          <math:mi>s</math:mi>
        </math:msub>
      </math:mfrac>
      <math:msub>
        <math:mi>c</math:mi>
        <math:mi>m</math:mi>
      </math:msub>
    </math:mrow>
    <math:annotation math:encoding="StarMath 5.0">v_s = v_sus %rho_sus over %rho_s c_m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i>f</math:mi>
        </math:msub>
        <math:mo math:stretchy="false">=</math:mo>
        <math:msub>
          <math:mi>v</math:mi>
          <math:mi>f</math:mi>
        </math:msub>
      </math:mrow>
      <math:msub>
        <math:mo math:stretchy="false">ρ</math:mo>
        <math:mi>f</math:mi>
      </math:msub>
    </math:mrow>
    <math:annotation math:encoding="StarMath 5.0">m_f = v_f %rho_f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i>s</math:mi>
        </math:msub>
        <math:mo math:stretchy="false">=</math:mo>
        <math:msub>
          <math:mi>v</math:mi>
          <math:mi>s</math:mi>
        </math:msub>
      </math:mrow>
      <math:msub>
        <math:mo math:stretchy="false">ρ</math:mo>
        <math:mi>s</math:mi>
      </math:msub>
    </math:mrow>
    <math:annotation math:encoding="StarMath 5.0">m_s = v_s %rho_s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i>c</math:mi>
        </math:msub>
        <math:mo math:stretchy="false">=</math:mo>
        <math:msub>
          <math:mi>P</math:mi>
          <math:mi math:fontstyle="italic">c0</math:mi>
        </math:msub>
      </math:mrow>
      <math:msup>
        <math:mfenced math:open="" math:close="">
          <math:mfrac>
            <math:msub>
              <math:mo math:stretchy="false">Δ</math:mo>
              <math:mi>P</math:mi>
            </math:msub>
            <math:mn>1bar</math:mn>
          </math:mfrac>
        </math:mfenced>
        <math:mrow>
          <math:mo math:stretchy="false">−</math:mo>
          <math:mi math:fontstyle="italic">nc</math:mi>
        </math:mrow>
      </math:msup>
    </math:mrow>
    <math:annotation math:encoding="StarMath 5.0">P_c = P_c0 {left ( {%DELTA_P} over {1bar}  right )}^{-nc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i math:fontstyle="italic">cake</math:mi>
      </math:msub>
      <math:mo math:stretchy="false">=</math:mo>
      <math:mrow>
        <math:msub>
          <math:mi>v</math:mi>
          <math:mi>f</math:mi>
        </math:msub>
        <math:mo math:stretchy="false">⋅</math:mo>
        <math:mfenced math:open="" math:close="">
          <math:mrow>
            <math:mrow>
              <math:mo math:stretchy="false">(</math:mo>
              <math:mrow>
                <math:mn>1</math:mn>
                <math:mo math:stretchy="false">+</math:mo>
                <math:mo math:stretchy="false">κ</math:mo>
              </math:mrow>
              <math:mo math:stretchy="false">)</math:mo>
            </math:mrow>
            <math:mrow>
              <math:msub>
                <math:mo math:stretchy="false">ρ</math:mo>
                <math:mi math:fontstyle="italic">sus</math:mi>
              </math:msub>
              <math:mo math:stretchy="false">−</math:mo>
              <math:msub>
                <math:mo math:stretchy="false">ρ</math:mo>
                <math:mi>f</math:mi>
              </math:msub>
            </math:mrow>
          </math:mrow>
        </math:mfenced>
      </math:mrow>
    </math:mrow>
    <math:annotation math:encoding="StarMath 5.0">m_cake = v_f cdot left((1 + %kappa) %rho_sus - %rho_f right)
 
</math:annotation>
  </math:semantics>
</math:math>
</file>